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5482" officeooo:paragraph-rsid="000a5482"/>
    </style:style>
    <style:style style:name="T1" style:family="text">
      <style:text-properties fo:language="en" fo:country="US" style:language-asian="zxx" style:country-asian="none" style:language-complex="zxx" style:country-complex="none"/>
    </style:style>
    <style:style style:name="T2" style:family="text">
      <style:text-properties fo:language="en" fo:country="US" officeooo:rsid="000b0f5e" style:language-asian="zxx" style:country-asian="none" style:language-complex="zxx" style:country-complex="none"/>
    </style:style>
    <style:style style:name="T3" style:family="text">
      <style:text-properties fo:language="fr" fo:country="FR" style:language-asian="zxx" style:country-asian="none" style:language-complex="zxx" style:country-complex="none"/>
    </style:style>
    <style:style style:name="T4" style:family="text">
      <style:text-properties fo:language="fr" fo:country="FR" officeooo:rsid="000b0f5e" style:language-asian="zxx" style:country-asian="none" style:language-complex="zxx" style:country-complex="none"/>
    </style:style>
    <style:style style:name="T5" style:family="text">
      <style:text-properties fo:language="fr" fo:country="FR" officeooo:rsid="000c6f74" style:language-asian="zxx" style:country-asian="none" style:language-complex="zxx" style:country-complex="none"/>
    </style:style>
    <style:style style:name="T6" style:family="text">
      <style:text-properties fo:language="fr" fo:country="FR" officeooo:rsid="000c6f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 Li :<text:span text:style-name="T6"> «The kid »</text:span></text:p>
      <text:p text:style-name="P1"><text:tab/><text:span text:style-name="T3">J'ai eu mon premier ordinateur</text:span><text:span text:style-name="T1"> </text:span><text:span text:style-name="T3">à l'âge de 7 ans. Au début, je le voyais en comme un substitut à la télévision mais j'ai réalisé qu'avec l'internet, l'ordinateur était en fait un outil formidable pour jouer et me divertir. C'est en grandissant que j'ai réalisé le potentiel de l'ordinateur et son utilité. Il m'a toujours fasciné par sa complexité cachée et son fonctionnement. Mon intérêt pour l'informatique s'est surtout accrue lors de ma seconde lorsqu'on a touché à l'algorithmie en cours de mathématiques et s'est confirmé en première et en terminant lorsque </text:span><text:span text:style-name="T4">mon cousin et un ancien diplômé de l'Epita m'ont encouragé à poursuivre des études dans ce domaine</text:span><text:span text:style-name="T2">. </text:span><text:span text:style-name="T5">Je me suis alors intéressé au langage C++ en autodidacte. Mais j'ai trouvé c'était compliqué et j'ai acquis du vocabulaire et des connaissances théoriques malgré même si j'ai codé un peu. Je suis donc naturellement rentré à l'Epita. Le projet est pour mon une formidable opportunité d'approfondir nos connaissances en informatique et la découverte du travail d'équipe ce qui me sera grandement dans ma carriè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20S</meta:editing-duration>
    <meta:editing-cycles>3</meta:editing-cycles>
    <meta:generator>LibreOffice/4.3.2.2$Windows_x86 LibreOffice_project/edfb5295ba211bd31ad47d0bad0118690f76407d</meta:generator>
    <dc:date>2015-01-14T23:49:49.533000000</dc:date>
    <meta:document-statistic meta:table-count="0" meta:image-count="0" meta:object-count="0" meta:page-count="1" meta:paragraph-count="2" meta:word-count="180" meta:character-count="1096" meta:non-whitespace-character-count="917"/>
    <meta:user-defined meta:name="Info 1"/>
    <meta:user-defined meta:name="Info 2"/>
    <meta:user-defined meta:name="Info 3"/>
    <meta:user-defined meta:name="Info 4"/>
  </office:meta>
</office:document-meta>
</file>